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5734" officeooo:paragraph-rsid="00175734"/>
    </style:style>
    <style:style style:name="P2" style:family="paragraph" style:parent-style-name="Standard">
      <style:text-properties officeooo:rsid="00175734" officeooo:paragraph-rsid="0019446b"/>
    </style:style>
    <style:style style:name="P3" style:family="paragraph" style:parent-style-name="Standard">
      <style:text-properties officeooo:rsid="001892e2" officeooo:paragraph-rsid="001892e2"/>
    </style:style>
    <style:style style:name="P4" style:family="paragraph" style:parent-style-name="Standard">
      <style:text-properties officeooo:rsid="001892e2" officeooo:paragraph-rsid="0019446b"/>
    </style:style>
    <style:style style:name="P5" style:family="paragraph" style:parent-style-name="Standard">
      <style:text-properties officeooo:rsid="0018e552" officeooo:paragraph-rsid="0019446b"/>
    </style:style>
    <style:style style:name="P6" style:family="paragraph" style:parent-style-name="Standard">
      <style:text-properties officeooo:rsid="0019446b" officeooo:paragraph-rsid="0019446b"/>
    </style:style>
    <style:style style:name="P7" style:family="paragraph" style:parent-style-name="Standard">
      <style:text-properties officeooo:rsid="0019446b" officeooo:paragraph-rsid="001a369a"/>
    </style:style>
    <style:style style:name="P8" style:family="paragraph" style:parent-style-name="Standard">
      <style:text-properties fo:font-weight="bold" officeooo:rsid="00175734" officeooo:paragraph-rsid="00175734" style:font-weight-asian="bold" style:font-weight-complex="bold"/>
    </style:style>
    <style:style style:name="P9" style:family="paragraph" style:parent-style-name="Standard">
      <style:text-properties fo:font-weight="bold" officeooo:rsid="001892e2" officeooo:paragraph-rsid="001892e2" style:font-weight-asian="bold" style:font-weight-complex="bold"/>
    </style:style>
    <style:style style:name="P10" style:family="paragraph" style:parent-style-name="Standard">
      <style:text-properties fo:font-weight="bold" officeooo:rsid="001a369a" officeooo:paragraph-rsid="001a369a" style:font-weight-asian="bold" style:font-weight-complex="bold"/>
    </style:style>
    <style:style style:name="P11" style:family="paragraph" style:parent-style-name="Standard">
      <style:text-properties officeooo:rsid="001a369a" officeooo:paragraph-rsid="001a369a"/>
    </style:style>
    <style:style style:name="P12" style:family="paragraph" style:parent-style-name="Standard">
      <style:text-properties officeooo:rsid="001b7b77" officeooo:paragraph-rsid="001b7b77"/>
    </style:style>
    <style:style style:name="P13" style:family="paragraph" style:parent-style-name="Standard">
      <style:text-properties officeooo:rsid="001bd53d" officeooo:paragraph-rsid="001bd53d"/>
    </style:style>
    <style:style style:name="P14" style:family="paragraph" style:parent-style-name="Standard">
      <style:text-properties officeooo:rsid="001dbef1" officeooo:paragraph-rsid="001dbef1"/>
    </style:style>
    <style:style style:name="T1" style:family="text">
      <style:text-properties officeooo:rsid="001a369a"/>
    </style:style>
    <style:style style:name="T2" style:family="text">
      <style:text-properties officeooo:rsid="001b7b77"/>
    </style:style>
    <style:style style:name="T3" style:family="text">
      <style:text-properties officeooo:rsid="001db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ub.404-group.com/incubator</text:p>
      <text:p text:style-name="P1"/>
      <text:p text:style-name="P10">== Описание проекта. Рынок и конкуренты ==</text:p>
      <text:p text:style-name="P1"/>
      <text:p text:style-name="P8">Название проекта</text:p>
      <text:p text:style-name="P1">LibreMoney</text:p>
      <text:p text:style-name="P1"/>
      <text:p text:style-name="P8">1. Описание проекта</text:p>
      <text:p text:style-name="P1"/>
      <text:p text:style-name="P8">Какие технологии использует ваш проект?</text:p>
      <text:p text:style-name="P3">LibreMoney — это первая обеспеченная криптовалюта с эмиссией на основе краудфандинга.</text:p>
      <text:p text:style-name="P1"/>
      <text:p text:style-name="P8">Какую распространенную проблему решает ваш проект?</text:p>
      <text:p text:style-name="P3">1. Возможность реализовать свои проекты методом краудфандинга, а так же заработать еще и премию за хорошо выполненный проект.</text:p>
      <text:p text:style-name="P3">2. Надежное хранение средств без инфляции в валюте с маленькой степенью волатильности, без комиссий, без санкций, из любой точки мира.</text:p>
      <text:p text:style-name="P3">3. Поддержка новых технологий, складывая средства в перспективные краудсорсинговые проекты.</text:p>
      <text:p text:style-name="P1"/>
      <text:p text:style-name="P8">На какой стадии развития вы сейчас находитесь?</text:p>
      <text:p text:style-name="P3">Есть команда, проведен опрос потенциальных пользователей на предмет востребованности, реализуем MVP.</text:p>
      <text:p text:style-name="P1"/>
      <text:p text:style-name="P8">2. Рынок и конкуренты</text:p>
      <text:p text:style-name="P1"/>
      <text:p text:style-name="P8">Укажите целевой рынок и оцените объём</text:p>
      <text:p text:style-name="P6">1. Сегмент совместного финансирования проектов (краудфандинг/CrowdFunging).</text:p>
      <text:p text:style-name="P6">Объем финансирования, привлеченного через эти площадки в 2011 году достиг 1,5 млрд. долларов США, при этом авторы исследования прогнозируют удвоение этой цифры в 2012 году (2,8 млрд. долларов США).</text:p>
      <text:p text:style-name="P6">Объем рынка Краудфандинга за 2013 год экспертами оценивается в $5,1 млрд. с прогнозом роста на 92% в 2014 году.</text:p>
      <text:p text:style-name="P6">Источник: http://www.crowdconsulting.ru/crowdfunding</text:p>
      <text:p text:style-name="P6">2. Сегмент финансовых расчетов в интернете (криптовалюты, Bitcoin).</text:p>
      <text:p text:style-name="P6">Общая капитализация рынка криптовалют составляет более $8 млрд.</text:p>
      <text:p text:style-name="P6"/>
      <text:p text:style-name="P8">Кто ваши конкуренты?</text:p>
      <text:p text:style-name="P4">Прямые конкуренты: 1. KickStarter.com, IndieGoGo, planeta.ru, boomstarter.ru, smipon.ru</text:p>
      <text:p text:style-name="P4">2. Bitcoin, NextCoin</text:p>
      <text:p text:style-name="P4">Косвенные конкуренты: Обычная банковская кредитно-финансовая система включая платежные сервисы</text:p>
      <text:p text:style-name="P2"/>
      <text:p text:style-name="P8">Какие конкурентные преимущества выделяют вас?</text:p>
      <text:p text:style-name="P4">1. По сравнению с обычным краудфандингом, у автора проекта (предпринимателя) есть возможность получить кроме собранных средств ещё и премию за хорошую работу.</text:p>
      <text:p text:style-name="P4">2. По сравнению с Bit<text:span text:style-name="T1">c</text:span>oin и другими валютами: LibreMoney - обеспеченна реальным трудом людей. Новые деньги создаются только за успешно выполненные крауд-проекты.</text:p>
      <text:p text:style-name="P2"/>
      <text:p text:style-name="P8">Какие внешние риски могут помешать реализации проекта?</text:p>
      <text:p text:style-name="P5">Запреты от третьих лиц на децентрализованные криптосистемы не влияют. Поэтому единственная угроза - это если система LibreMoney будет реализована плохо и не станет <text:soft-page-break/>востребована.</text:p>
      <text:p text:style-name="P2"/>
      <text:p text:style-name="P8"><text:span text:style-name="T1">== </text:span>Маркетинговая стратегия. Монетизация <text:span text:style-name="T1">==</text:span></text:p>
      <text:p text:style-name="P6"/>
      <text:p text:style-name="P1"/>
      <text:p text:style-name="P8">3. Маркетинговая стратегия</text:p>
      <text:p text:style-name="P1"/>
      <text:p text:style-name="P8">Как вы будете завоевывать клиентов?</text:p>
      <text:p text:style-name="P7">Публикация материалов (текст, видео) в основных каналах, где присутствует наша целевая аудитория:</text:p>
      <text:p text:style-name="P7">1. ИТ сообщества профессионалов (Хабр, reddit.com, Digg.com, Slashdot, News 2.0, Roem.ru и т.п.).</text:p>
      <text:p text:style-name="P7">2. Люди, желающие вкладываться в интересные CrowdFunding проекты (социальные сети, блоги, форумы, реклама в директе и любые другие средства продвижения)</text:p>
      <text:p text:style-name="P7">3. Инвесторы (банковские форумы, стартаперские тусовки, объединения предпринимателей).</text:p>
      <text:p text:style-name="P7"/>
      <text:p text:style-name="P8">Опишите модель продаж или распространения продукта.</text:p>
      <text:p text:style-name="P11">1. Каждый разработчик LibreMoney получает свою долю от первоначальной эмиссии (1 000 000 Lm) и может продать заработанные Lm-деньги инвесторам.</text:p>
      <text:p text:style-name="P11">2. В модель заложена комиссия со сборов крауд-проектов, которую получает прощадка. Т.к. система децентрализованная, то площадок может быть много и они будут конкурировать между собой.</text:p>
      <text:p text:style-name="P11"/>
      <text:p text:style-name="P9">4. Монетизация</text:p>
      <text:p text:style-name="P3"/>
      <text:p text:style-name="P9">Какова стратегия монетизации?</text:p>
      <text:p text:style-name="P11">1. Продажа доли от первоначальной эмиссии (1 000 000 Lm).</text:p>
      <text:p text:style-name="P11">2. Заработок на комиссии с крауд-проектов.</text:p>
      <text:p text:style-name="P11"/>
      <text:p text:style-name="P9">Кто клиенты и за что они будут платить?</text:p>
      <text:p text:style-name="P11">1. Люди, кому необходимо удобное и надежное средство для накопления, для перевода средств "без границ", без комиссий и без каких бы то ни было санкций.</text:p>
      <text:p text:style-name="P11">2. Авторы проектов (предприниматели, стартаперы), которые хотят разрабатывать методом краудфандинга. Это дает хорошую возможность проверить востребованность продукта до его создания.</text:p>
      <text:p text:style-name="P3"/>
      <text:p text:style-name="P9"><text:span text:style-name="T2">== </text:span>Издержки и инвестиции <text:span text:style-name="T2">==</text:span></text:p>
      <text:p text:style-name="P3"/>
      <text:p text:style-name="P9">5. Издержки</text:p>
      <text:p text:style-name="P3"/>
      <text:p text:style-name="P9">Опишите структуру расходов проекта.</text:p>
      <text:p text:style-name="P12">45% - оплата разработчикам</text:p>
      <text:p text:style-name="P12">45% - оплата маркетологам</text:p>
      <text:p text:style-name="P12">5% - хостинг</text:p>
      <text:p text:style-name="P12">5% - прочие накладные расходы</text:p>
      <text:p text:style-name="P3"/>
      <text:p text:style-name="P9">Каковы ключевые этапы проекта и стоимость их реализации?</text:p>
      <text:p text:style-name="P12">Проект разбит на 10 этапов (10 месяцев). В каждом последующем этапе предполагается увеличивать кол-во привлеченных людей вдвое. Таким образом формируется сообщество. Проект реализуется методом краудсорсинга и, по оценкам, потребуется на каждом из этапов не более чем по 100 тыс.руб вложений.</text:p>
      <text:p text:style-name="P12">Каждый участник получает долю от первоначальной эмиссии в соответствии со своим <text:soft-page-break/>вкладом. Инвестор может выкупить часть доли у любого из разработчика.</text:p>
      <text:p text:style-name="P3"/>
      <text:p text:style-name="P9">6. Инвестиции</text:p>
      <text:p text:style-name="P3"/>
      <text:p text:style-name="P3"/>
      <text:p text:style-name="P9">Какова ваша оценка проекта, ее обоснование?</text:p>
      <text:p text:style-name="P13">На реализацию задуманного потребуется около $1млн. Но за счёт краудсорсинга и благодаря оплатой Lm-деньгами (долей от первоначальной эмиссии) предполагаемые затраты за 10 месяцев составят 1 млн.руб.</text:p>
      <text:p text:style-name="P3"/>
      <text:p text:style-name="P9">Какова предполагаемая сумма инвестиций?</text:p>
      <text:p text:style-name="P13">В данный момент предложение для инвестора: 5% за 100 тыс.руб.</text:p>
      <text:p text:style-name="P3"/>
      <text:p text:style-name="P9">Какова предполагаемая доля инвестора?</text:p>
      <text:p text:style-name="P13">Любая, но в данный момент не более 5%</text:p>
      <text:p text:style-name="P3"/>
      <text:p text:style-name="P9">Опишите план расходования средств?</text:p>
      <text:p text:style-name="P14">45% - оплата программистам, 45% - продвижение (видео, форумы, конференции и пр). На каждом из 10 этапов запланировано распределение по 10% от первоначальной эмиссии. Предполагается привлечение нескольких инвесторов, желающих выкупать часть доли у участников проекта на каждом из этапов. Естественно если участники проекта захотят обменивать Lm-деньги на рубли или иную валюту.</text:p>
      <text:p text:style-name="P3"/>
      <text:p text:style-name="P9">Сколько времени необходимо для достижения самоокупаемости?</text:p>
      <text:p text:style-name="P14">4-6 месяцев</text:p>
      <text:p text:style-name="P3"/>
      <text:p text:style-name="P9"><text:span text:style-name="T3">== </text:span>Команда и контакты <text:span text:style-name="T3">==</text:span></text:p>
      <text:p text:style-name="P3"/>
      <text:p text:style-name="P9">7. Команда</text:p>
      <text:p text:style-name="P3"/>
      <text:p text:style-name="P9">Кто участники проекта? Каков их релевантный опыт?</text:p>
      <text:p text:style-name="P14">1. Ярослав Логинов - Lead - 1 год (как разработчик опыт более 9 лет)</text:p>
      <text:p text:style-name="P14">2. Юлия Блинкова - SMM, SFO - более 5 лет</text:p>
      <text:p text:style-name="P3"/>
      <text:p text:style-name="P9">Какое распределение ролей?</text:p>
      <text:p text:style-name="P14">1. Ярослав Логинов - основатель, руководитель, разработчик</text:p>
      <text:p text:style-name="P14">2. Юлия Блинкова - маркетинг, финансы, продвидение</text:p>
      <text:p text:style-name="P3"/>
      <text:p text:style-name="P9">Какое текущее распределение долей?</text:p>
      <text:p text:style-name="P14">1. Ярослав Логинов - 10%</text:p>
      <text:p text:style-name="P14">2. Юлия Блинкова - 5%</text:p>
      <text:p text:style-name="P14">Остальные 85% будут распределены между участниками на последующих этапах в соответствии с их трудом.</text:p>
      <text:p text:style-name="P3"/>
      <text:p text:style-name="P9">8. Контакты руководителя</text:p>
      <text:p text:style-name="P3"/>
      <text:p text:style-name="P9">ФИО</text:p>
      <text:p text:style-name="P14">Логинов Ярослав Владимирович</text:p>
      <text:p text:style-name="P14"/>
      <text:p text:style-name="P9">E-mail</text:p>
      <text:p text:style-name="P14"><text:a xlink:type="simple" xlink:href="mailto:prof1983@yandex.ru">prof1983@yandex.ru</text:a></text:p>
      <text:p text:style-name="P14"/>
      <text:p text:style-name="P9"><text:soft-page-break/>Телефон</text:p>
      <text:p text:style-name="P14">+7 925 265 8808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</meta:initial-creator>
    <meta:creation-date>2014-07-22T09:32:49.823926410</meta:creation-date>
    <dc:date>2014-07-22T10:52:38.240463052</dc:date>
    <dc:creator>prof1983 </dc:creator>
    <meta:editing-duration>PT1H14M58S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4" meta:paragraph-count="87" meta:word-count="793" meta:character-count="5823" meta:non-whitespace-character-count="5116"/>
  </office:meta>
</office:document-meta>
</file>